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Times New Roman" fo:font-weight="bold" style:font-weight-asian="bold" style:font-weight-complex="bold"/>
    </style:style>
    <style:style style:name="P6" style:family="paragraph" style:parent-style-name="Standard">
      <style:text-properties fo:color="#000000" style:font-name="Times New Roman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7" style:family="paragraph" style:parent-style-name="Standard">
      <style:text-properties fo:color="#000000" style:font-name="Times New Roman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color="#000000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000000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T3" style:family="text">
      <style:text-properties fo:color="#000000"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T4" style:family="text">
      <style:text-properties fo:color="#000000" style:font-name="Times New Roman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tilla para escenario específico</text:p>
      <text:p text:style-name="P4"><text:s/>de atributo de calidad</text:p>
      <text:p text:style-name="P3"/>
      <text:p text:style-name="P3">Requerimiento no funcional asociado: Las invitaciones a unirse a un equipo, no deben durar mas de 2 segundos llegando al jugador destino.</text:p>
      <text:p text:style-name="P3"/>
      <text:p text:style-name="P3"/>
      <text:p text:style-name="P3">Categoría: Desempeño</text:p>
      <text:p text:style-name="P3"/>
      <text:p text:style-name="P3"/>
      <text:p text:style-name="P3">Fuente del estímulo: Usuario final: Jugador.</text:p>
      <text:p text:style-name="P3"/>
      <text:p text:style-name="P3"/>
      <text:p text:style-name="P3">Estímulo: El jugador desea invitar a un amigo a un equipo.</text:p>
      <text:p text:style-name="P3"/>
      <text:p text:style-name="P3"/>
      <text:p text:style-name="P3">Ambiente o contexto: (Normal mode) El sistema se encuentra en la fase normal de inscripcion de un equipo a un torneo.</text:p>
      <text:p text:style-name="P3"/>
      <text:p text:style-name="P3"/>
      <text:p text:style-name="P3">Artefacto: Sistema.</text:p>
      <text:p text:style-name="P3"/>
      <text:p text:style-name="P3"/>
      <text:p text:style-name="P3">Respuesta: El sistema enviara la invitacion de inscripcion al jugador destino.</text:p>
      <text:p text:style-name="P3"/>
      <text:p text:style-name="P3"/>
      <text:p text:style-name="P3">Medición de la respuesta: Latencia, la invitacion a unirse a un equipo, no debe sobrepasar los 2 segundos llegando al destino.</text:p>
      <text:p text:style-name="P3"/>
      <text:p text:style-name="P3"/>
      <text:p text:style-name="P3">Este escenario se logrará mediante las siguientes tácticas:</text:p>
      <text:p text:style-name="P7"/>
      <text:p text:style-name="P5">Resource management</text:p>
      <text:p text:style-name="P6"/>
      <text:p text:style-name="P5"><text:span text:style-name="T2">- Increase available resources: </text:span><text:span text:style-name="T1">Realizando mejoras tanto en el software como en el hardware utilizado en el sistema, podemos reducir la latencia, que se genera de resolver una solicitu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MP2" style:family="paragraph" style:parent-style-name="Header">
      <style:text-properties style:font-name="Times New Roman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 Lines and boxes<text:tab/><text:tab/><text:date style:data-style-name="N37" text:date-value="2012-10-24T08:49:48.25" text:fixed="true">24/10/12</text:date></text:p>
        <text:p text:style-name="MP2">Elaborado por: Pablo Herrera C.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8:49:48.53</meta:creation-date>
    <meta:editing-duration>PT1M22S</meta:editing-duration>
    <meta:editing-cycles>12</meta:editing-cycles>
    <meta:generator>LibreOffice/3.5$Windows_x86 LibreOffice_project/dc9775d-05ecbee-0851ad3-1586698-727bf66</meta:generator>
    <dc:date>2012-11-04T23:04:59.06</dc:date>
    <meta:document-statistic meta:table-count="0" meta:image-count="0" meta:object-count="0" meta:page-count="1" meta:paragraph-count="15" meta:word-count="154" meta:character-count="989" meta:non-whitespace-character-count="847"/>
  </office:meta>
</office:document-meta>
</file>